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AHUAMEL DELGADO YURY SAMU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76674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913653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NAHUAMEL DELGADO YURY SAMU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76674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9 136 53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40315104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5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65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3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9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08/2021</text:p>
          </table:table-cell>
          <table:table-cell table:style-name="Tabla2.A3" office:value-type="string">
            <text:p text:style-name="P22">88603027</text:p>
          </table:table-cell>
          <table:table-cell table:style-name="Tabla2.D3" office:value-type="string">
            <text:p text:style-name="P23">26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9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6:37:3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